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96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2pt" style:font-family-asian="Menlo-Regular" style:font-size-asian="12pt" style:font-family-complex="Menlo-Regular" style:font-size-complex="12pt"/>
    </style:style>
    <style:style style:name="P2" style:family="paragraph">
      <style:paragraph-properties style:text-autospace="none"/>
      <style:text-properties fo:color="#000000" fo:font-family="Menlo-Regular" fo:font-size="12pt" style:font-family-asian="Menlo-Regular" style:font-size-asian="12pt" style:font-family-complex="Menlo-Regular" style:font-size-complex="12pt"/>
    </style:style>
    <style:style style:name="P3" style:family="paragraph">
      <style:paragraph-properties fo:line-height="15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Courier New'" style:font-family-generic="modern" style:font-pitch="variable" fo:font-size="12pt" style:font-family-asian="Menlo-Regular" style:font-size-asian="12pt" style:font-family-complex="Menlo-Regular" style:font-size-complex="12pt"/>
    </style:style>
    <style:style style:name="P4" style:family="paragraph">
      <style:text-properties fo:font-size="20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1pt" style:font-family-asian="Menlo-Regular" style:font-size-asian="11pt" style:font-family-complex="Menlo-Regular" style:font-size-complex="6.30000019073486pt"/>
    </style:style>
    <style:style style:name="P6" style:family="paragraph">
      <style:paragraph-properties style:text-autospace="none"/>
      <style:text-properties fo:color="#000000" fo:font-family="Menlo-Regular" fo:font-size="11pt" style:font-family-asian="Menlo-Regular" style:font-size-asian="11pt" style:font-family-complex="Menlo-Regular" style:font-size-complex="6.30000019073486pt"/>
    </style:style>
    <style:style style:name="T1" style:family="text">
      <style:text-properties fo:color="#000000" fo:font-family="'Courier New'" style:font-family-generic="modern" style:font-pitch="variable" fo:font-size="12pt" fo:font-weight="bold" style:font-family-asian="Menlo-Regular" style:font-size-asian="12pt" style:font-weight-asian="bold" style:font-family-complex="Menlo-Regular" style:font-size-complex="12pt" style:font-weight-complex="bold"/>
    </style:style>
    <style:style style:name="T2" style:family="text">
      <style:text-properties fo:color="#000000" fo:font-family="'Courier New'" style:font-family-generic="modern" style:font-pitch="variable" fo:font-size="12pt" fo:font-weight="bold" style:font-family-asian="Menlo-Regular" style:font-size-asian="12pt" style:font-weight-asian="bold" style:font-family-complex="Menlo-Regular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748cm" svg:height="18.415cm" svg:x="0.991cm" svg:y="1.045cm">
          <draw:text-box>
            <text:p text:style-name="P1"><text:span text:style-name="T1">MK Year: 2023</text:span></text:p>
            <text:p text:style-name="P1"><text:span text:style-name="T1">---------------</text:span></text:p>
            <text:p text:style-name="P1"><text:span text:style-name="T1"><text:s text:c="2"/></text:span><text:span text:style-name="T1"># <text:s text:c="3"/>L1 <text:s text:c="3"/>L2 <text:s text:c="3"/>L3 <text:s text:c="3"/>L4 <text:s text:c="3"/>L5 <text:s text:c="3"/>L6</text:span></text:p>
            <text:p text:style-name="P1"><text:span text:style-name="T1"><text:s text:c="2"/></text:span><text:span text:style-name="T1">1 <text:s text:c="4"/>D <text:s text:c="4"/>D <text:s text:c="4"/>C <text:s text:c="4"/>E <text:s text:c="4"/>A <text:s text:c="4"/>C</text:span></text:p>
            <text:p text:style-name="P1"><text:span text:style-name="T1"><text:s text:c="2"/></text:span><text:span text:style-name="T1">2 <text:s text:c="4"/>B <text:s text:c="4"/>C <text:s text:c="4"/>D <text:s text:c="4"/>A <text:s text:c="4"/>D <text:s text:c="4"/>C</text:span></text:p>
            <text:p text:style-name="P1"><text:span text:style-name="T1"><text:s text:c="2"/></text:span><text:span text:style-name="T1">3 <text:s text:c="4"/>A <text:s text:c="4"/>C <text:s text:c="4"/>A <text:s text:c="4"/>A <text:s text:c="4"/>A <text:s text:c="4"/>E</text:span></text:p>
            <text:p text:style-name="P1"><text:span text:style-name="T1"><text:s text:c="2"/></text:span><text:span text:style-name="T1">4 <text:s text:c="4"/>A <text:s text:c="4"/>E <text:s text:c="4"/>D <text:s text:c="4"/>B <text:s text:c="4"/>D <text:s text:c="4"/>D</text:span></text:p>
            <text:p text:style-name="P1"><text:span text:style-name="T1"><text:s text:c="2"/></text:span><text:span text:style-name="T1">5 <text:s text:c="4"/>E <text:s text:c="4"/>C <text:s text:c="4"/>B <text:s text:c="4"/>C <text:s text:c="4"/>C <text:s text:c="4"/>D</text:span></text:p>
            <text:p text:style-name="P1"><text:span text:style-name="T1"/></text:p>
            <text:p text:style-name="P1"><text:span text:style-name="T1"><text:s text:c="2"/></text:span><text:span text:style-name="T1">6 <text:s text:c="4"/>E <text:s text:c="4"/>A <text:s text:c="4"/>D <text:s text:c="4"/>D <text:s text:c="4"/>D <text:s text:c="4"/>B</text:span></text:p>
            <text:p text:style-name="P1"><text:span text:style-name="T1"><text:s text:c="2"/></text:span><text:span text:style-name="T1">7 <text:s text:c="4"/>B <text:s text:c="4"/>C <text:s text:c="4"/>B <text:s text:c="4"/>B <text:s text:c="4"/>D <text:s text:c="4"/>E</text:span></text:p>
            <text:p text:style-name="P1"><text:span text:style-name="T1"><text:s text:c="2"/></text:span><text:span text:style-name="T1">8 <text:s text:c="4"/>D <text:s text:c="4"/>E <text:s text:c="4"/>A <text:s text:c="4"/>B <text:s text:c="4"/>B <text:s text:c="4"/>D</text:span></text:p>
            <text:p text:style-name="P1"><text:span text:style-name="T1"><text:s text:c="2"/></text:span><text:span text:style-name="T1">9 <text:s text:c="4"/>C <text:s text:c="4"/>E <text:s text:c="4"/>C <text:s text:c="4"/>D <text:s text:c="4"/>E <text:s text:c="4"/>D</text:span></text:p>
            <text:p text:style-name="P1"><text:span text:style-name="T1"><text:s/></text:span><text:span text:style-name="T1">10 <text:s text:c="4"/>A <text:s text:c="4"/>A <text:s text:c="4"/>C <text:s text:c="4"/>E <text:s text:c="4"/>D <text:s text:c="4"/>B</text:span></text:p>
            <text:p text:style-name="P1"><text:span text:style-name="T1"/></text:p>
            <text:p text:style-name="P1"><text:span text:style-name="T1"><text:s/></text:span><text:span text:style-name="T1">11 <text:s text:c="4"/>D <text:s text:c="4"/>D <text:s text:c="4"/>C <text:s text:c="4"/>E <text:s text:c="4"/>E <text:s text:c="4"/>E</text:span></text:p>
            <text:p text:style-name="P1"><text:span text:style-name="T1"><text:s/></text:span><text:span text:style-name="T1">12 <text:s text:c="4"/>A <text:s text:c="4"/>A <text:s text:c="4"/>D <text:s text:c="4"/>C <text:s text:c="4"/>B <text:s text:c="4"/>D</text:span></text:p>
            <text:p text:style-name="P1"><text:span text:style-name="T1"><text:s/></text:span><text:span text:style-name="T1">13 <text:s text:c="4"/>C <text:s text:c="4"/>D <text:s text:c="4"/>B <text:s text:c="4"/>B <text:s text:c="4"/>C <text:s text:c="4"/>B</text:span></text:p>
            <text:p text:style-name="P1"><text:span text:style-name="T1"><text:s/></text:span><text:span text:style-name="T1">14 <text:s text:c="4"/>B <text:s text:c="4"/>C <text:s text:c="4"/>A <text:s text:c="4"/>C <text:s text:c="4"/>C <text:s text:c="4"/>C</text:span></text:p>
            <text:p text:style-name="P1"><text:span text:style-name="T1"><text:s/></text:span><text:span text:style-name="T1">15 <text:s text:c="4"/>B <text:s text:c="4"/>B <text:s text:c="4"/>D <text:s text:c="4"/>E <text:s text:c="4"/>D <text:s text:c="4"/>B</text:span></text:p>
            <text:p text:style-name="P1"><text:span text:style-name="T1"/></text:p>
            <text:p text:style-name="P1"><text:span text:style-name="T1"><text:s/></text:span><text:span text:style-name="T1">16 <text:s text:c="4"/>- <text:s text:c="4"/>D <text:s text:c="4"/>C <text:s text:c="4"/>B <text:s text:c="4"/>E <text:s text:c="4"/>A</text:span></text:p>
            <text:p text:style-name="P1"><text:span text:style-name="T1"><text:s/></text:span><text:span text:style-name="T1">17 <text:s text:c="4"/>- <text:s text:c="4"/>D <text:s text:c="4"/>B <text:s text:c="4"/>D <text:s text:c="4"/>D <text:s text:c="4"/>D</text:span></text:p>
            <text:p text:style-name="P1"><text:span text:style-name="T1"><text:s/></text:span><text:span text:style-name="T1">18 <text:s text:c="4"/>- <text:s text:c="4"/>B <text:s text:c="4"/>C <text:s text:c="4"/>D <text:s text:c="4"/>B <text:s text:c="4"/>A</text:span></text:p>
            <text:p text:style-name="P1"><text:span text:style-name="T1"><text:s/></text:span><text:span text:style-name="T1">19 <text:s text:c="4"/>- <text:s text:c="4"/>B <text:s text:c="4"/>E <text:s text:c="4"/>B <text:s text:c="4"/>B <text:s text:c="4"/>E</text:span></text:p>
            <text:p text:style-name="P1"><text:span text:style-name="T1"><text:s/></text:span><text:span text:style-name="T1">20 <text:s text:c="4"/>- <text:s text:c="4"/>D <text:s text:c="4"/>D <text:s text:c="4"/>A <text:s text:c="4"/>B <text:s text:c="4"/>C</text:span></text:p>
            <text:p text:style-name="P1"><text:span text:style-name="T1"/></text:p>
            <text:p text:style-name="P1"><text:span text:style-name="T1"><text:s/></text:span><text:span text:style-name="T1">21 <text:s text:c="4"/>- <text:s text:c="4"/>B <text:s text:c="4"/>E <text:s text:c="4"/>D <text:s text:c="4"/>E <text:s text:c="4"/>B</text:span></text:p>
            <text:p text:style-name="P1"><text:span text:style-name="T1"><text:s/></text:span><text:span text:style-name="T1">22 <text:s text:c="4"/>- <text:s text:c="4"/>B <text:s text:c="4"/>E <text:s text:c="4"/>C <text:s text:c="4"/>E <text:s text:c="4"/>C</text:span></text:p>
            <text:p text:style-name="P1"><text:span text:style-name="T1"><text:s/></text:span><text:span text:style-name="T1">23 <text:s text:c="4"/>- <text:s text:c="4"/>D <text:s text:c="4"/>B <text:s text:c="4"/>D <text:s text:c="4"/>C <text:s text:c="4"/>B</text:span></text:p>
            <text:p text:style-name="P1"><text:span text:style-name="T1"><text:s/></text:span><text:span text:style-name="T1">24 <text:s text:c="4"/>- <text:s text:c="4"/>E <text:s text:c="4"/>A <text:s text:c="4"/>C <text:s text:c="4"/>A <text:s text:c="4"/>E</text:span></text:p>
            <text:p text:style-name="P1"><text:span text:style-name="T1"><text:s/></text:span><text:span text:style-name="T1">25 <text:s text:c="4"/>- <text:s text:c="4"/>- <text:s text:c="4"/>- <text:s text:c="4"/>C <text:s text:c="4"/>D <text:s text:c="4"/>D</text:span></text:p>
            <text:p text:style-name="P1"><text:span text:style-name="T1"/></text:p>
            <text:p text:style-name="P1"><text:span text:style-name="T1"><text:s/></text:span><text:span text:style-name="T1">26 <text:s text:c="4"/>- <text:s text:c="4"/>- <text:s text:c="4"/>- <text:s text:c="4"/>B <text:s text:c="4"/>A <text:s text:c="4"/>A</text:span></text:p>
            <text:p text:style-name="P1"><text:span text:style-name="T1"><text:s/></text:span><text:span text:style-name="T1">27 <text:s text:c="4"/>- <text:s text:c="4"/>- <text:s text:c="4"/>- <text:s text:c="4"/>E <text:s text:c="4"/>B <text:s text:c="4"/>E</text:span></text:p>
            <text:p text:style-name="P1"><text:span text:style-name="T1"><text:s/></text:span><text:span text:style-name="T1">28 <text:s text:c="4"/>- <text:s text:c="4"/>- <text:s text:c="4"/>- <text:s text:c="4"/>A <text:s text:c="4"/>C <text:s text:c="4"/>E</text:span></text:p>
            <text:p text:style-name="P1"><text:span text:style-name="T1"><text:s/></text:span><text:span text:style-name="T1">29 <text:s text:c="4"/>- <text:s text:c="4"/>- <text:s text:c="4"/>- <text:s text:c="4"/>A <text:s text:c="4"/>A <text:s text:c="4"/>A</text:span></text:p>
            <text:p text:style-name="P2"><text:span text:style-name="T1"><text:s/></text:span><text:span text:style-name="T1">30 <text:s text:c="4"/>- <text:s text:c="4"/>- <text:s text:c="4"/>- <text:s text:c="4"/>C <text:s text:c="4"/>C <text:s text:c="4"/>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748cm" svg:height="23.673cm" svg:x="0.991cm" svg:y="1.045cm">
          <draw:text-box>
            <text:p text:style-name="P1"><text:span text:style-name="T1">MK Year: 2022</text:span></text:p>
            <text:p text:style-name="P1"><text:span text:style-name="T1">---------------</text:span></text:p>
            <text:p text:style-name="P1"><text:span text:style-name="T1"><text:s text:c="2"/></text:span><text:span text:style-name="T1"># <text:s text:c="3"/>L1 <text:s text:c="3"/>L2 <text:s text:c="3"/>L3 <text:s text:c="3"/>L4 <text:s text:c="3"/>L5 <text:s text:c="3"/>L6</text:span></text:p>
            <text:p text:style-name="P1"><text:span text:style-name="T1"><text:s text:c="2"/></text:span><text:span text:style-name="T1">1 <text:s text:c="4"/>B <text:s text:c="4"/>E <text:s text:c="4"/>E <text:s text:c="4"/>B <text:s text:c="4"/>D <text:s text:c="4"/>E</text:span></text:p>
            <text:p text:style-name="P1"><text:span text:style-name="T1"><text:s text:c="2"/></text:span><text:span text:style-name="T1">2 <text:s text:c="4"/>B <text:s text:c="4"/>C <text:s text:c="4"/>E <text:s text:c="4"/>E <text:s text:c="4"/>B <text:s text:c="4"/>B</text:span></text:p>
            <text:p text:style-name="P1"><text:span text:style-name="T1"><text:s text:c="2"/></text:span><text:span text:style-name="T1">3 <text:s text:c="4"/>E <text:s text:c="4"/>C <text:s text:c="4"/>B <text:s text:c="4"/>B <text:s text:c="4"/>A <text:s text:c="4"/>B</text:span></text:p>
            <text:p text:style-name="P1"><text:span text:style-name="T1"><text:s text:c="2"/></text:span><text:span text:style-name="T1">4 <text:s text:c="4"/>D <text:s text:c="4"/>A <text:s text:c="4"/>D <text:s text:c="4"/>E <text:s text:c="4"/>C <text:s text:c="4"/>E</text:span></text:p>
            <text:p text:style-name="P1"><text:span text:style-name="T1"><text:s text:c="2"/></text:span><text:span text:style-name="T1">5 <text:s text:c="4"/>B <text:s text:c="4"/>B <text:s text:c="4"/>B <text:s text:c="4"/>E <text:s text:c="4"/>C <text:s text:c="4"/>A</text:span></text:p>
            <text:p text:style-name="P1"><text:span text:style-name="T1"/></text:p>
            <text:p text:style-name="P1"><text:span text:style-name="T1"><text:s text:c="2"/></text:span><text:span text:style-name="T1">6 <text:s text:c="4"/>D <text:s text:c="4"/>E <text:s text:c="4"/>C <text:s text:c="4"/>C <text:s text:c="4"/>B <text:s text:c="4"/>D</text:span></text:p>
            <text:p text:style-name="P1"><text:span text:style-name="T1"><text:s text:c="2"/></text:span><text:span text:style-name="T1">7 <text:s text:c="4"/>E <text:s text:c="4"/>D <text:s text:c="4"/>A <text:s text:c="4"/>B <text:s text:c="4"/>B <text:s text:c="4"/>D</text:span></text:p>
            <text:p text:style-name="P1"><text:span text:style-name="T1"><text:s text:c="2"/></text:span><text:span text:style-name="T1">8 <text:s text:c="4"/>B <text:s text:c="4"/>C <text:s text:c="4"/>D <text:s text:c="4"/>C <text:s text:c="4"/>C <text:s text:c="4"/>B</text:span></text:p>
            <text:p text:style-name="P1"><text:span text:style-name="T1"><text:s text:c="2"/></text:span><text:span text:style-name="T1">9 <text:s text:c="4"/>C <text:s text:c="4"/>B <text:s text:c="4"/>C <text:s text:c="4"/>A <text:s text:c="4"/>A <text:s text:c="4"/>A</text:span></text:p>
            <text:p text:style-name="P1"><text:span text:style-name="T1"><text:s/></text:span><text:span text:style-name="T1">10 <text:s text:c="4"/>A <text:s text:c="4"/>C <text:s text:c="4"/>C <text:s text:c="4"/>C <text:s text:c="4"/>B <text:s text:c="4"/>E</text:span></text:p>
            <text:p text:style-name="P1"><text:span text:style-name="T1"/></text:p>
            <text:p text:style-name="P1"><text:span text:style-name="T1"><text:s/></text:span><text:span text:style-name="T1">11 <text:s text:c="4"/>C <text:s text:c="4"/>B <text:s text:c="4"/>E <text:s text:c="4"/>D <text:s text:c="4"/>D <text:s text:c="4"/>D</text:span></text:p>
            <text:p text:style-name="P1"><text:span text:style-name="T1"><text:s/></text:span><text:span text:style-name="T1">12 <text:s text:c="4"/>A <text:s text:c="4"/>A <text:s text:c="4"/>D <text:s text:c="4"/>B <text:s text:c="4"/>D <text:s text:c="4"/>E</text:span></text:p>
            <text:p text:style-name="P1"><text:span text:style-name="T1"><text:s/></text:span><text:span text:style-name="T1">13 <text:s text:c="4"/>D <text:s text:c="4"/>E <text:s text:c="4"/>A <text:s text:c="4"/>D <text:s text:c="4"/>B <text:s text:c="4"/>D</text:span></text:p>
            <text:p text:style-name="P1"><text:span text:style-name="T1"><text:s/></text:span><text:span text:style-name="T1">14 <text:s text:c="4"/>D <text:s text:c="4"/>C <text:s text:c="4"/>C <text:s text:c="4"/>D <text:s text:c="4"/>D <text:s text:c="4"/>D</text:span></text:p>
            <text:p text:style-name="P1"><text:span text:style-name="T1"><text:s/></text:span><text:span text:style-name="T1">15 <text:s text:c="4"/>C <text:s text:c="4"/>D <text:s text:c="4"/>B <text:s text:c="4"/>A <text:s text:c="4"/>E <text:s text:c="4"/>E</text:span></text:p>
            <text:p text:style-name="P1"><text:span text:style-name="T1"/></text:p>
            <text:p text:style-name="P1"><text:span text:style-name="T1"><text:s/></text:span><text:span text:style-name="T1">16 <text:s text:c="4"/>- <text:s text:c="4"/>A <text:s text:c="4"/>A <text:s text:c="4"/>E <text:s text:c="4"/>A <text:s text:c="4"/>B</text:span></text:p>
            <text:p text:style-name="P1"><text:span text:style-name="T1"><text:s/></text:span><text:span text:style-name="T1">17 <text:s text:c="4"/>- <text:s text:c="4"/>B <text:s text:c="4"/>D <text:s text:c="4"/>C <text:s text:c="4"/>A <text:s text:c="4"/>E</text:span></text:p>
            <text:p text:style-name="P1"><text:span text:style-name="T1"><text:s/></text:span><text:span text:style-name="T1">18 <text:s text:c="4"/>- <text:s text:c="4"/>A <text:s text:c="4"/>D <text:s text:c="4"/>B <text:s text:c="4"/>C <text:s text:c="4"/>C</text:span></text:p>
            <text:p text:style-name="P1"><text:span text:style-name="T1"><text:s/></text:span><text:span text:style-name="T1">19 <text:s text:c="4"/>- <text:s text:c="4"/>E <text:s text:c="4"/>C <text:s text:c="4"/>D <text:s text:c="4"/>C <text:s text:c="4"/>B</text:span></text:p>
            <text:p text:style-name="P1"><text:span text:style-name="T1"><text:s/></text:span><text:span text:style-name="T1">20 <text:s text:c="4"/>- <text:s text:c="4"/>C <text:s text:c="4"/>E <text:s text:c="4"/>D <text:s text:c="4"/>E <text:s text:c="4"/>C</text:span></text:p>
            <text:p text:style-name="P1"><text:span text:style-name="T1"/></text:p>
            <text:p text:style-name="P1"><text:span text:style-name="T1"><text:s/></text:span><text:span text:style-name="T1">21 <text:s text:c="4"/>- <text:s text:c="4"/>C <text:s text:c="4"/>B <text:s text:c="4"/>B <text:s text:c="4"/>D <text:s text:c="4"/>B</text:span></text:p>
            <text:p text:style-name="P1"><text:span text:style-name="T1"><text:s/></text:span><text:span text:style-name="T1">22 <text:s text:c="4"/>- <text:s text:c="4"/>E <text:s text:c="4"/>C <text:s text:c="4"/>B <text:s text:c="4"/>B <text:s text:c="4"/>A</text:span></text:p>
            <text:p text:style-name="P1"><text:span text:style-name="T1"><text:s/></text:span><text:span text:style-name="T1">23 <text:s text:c="4"/>- <text:s text:c="4"/>B <text:s text:c="4"/>D <text:s text:c="4"/>D <text:s text:c="4"/>B <text:s text:c="4"/>D</text:span></text:p>
            <text:p text:style-name="P1"><text:span text:style-name="T1"><text:s/></text:span><text:span text:style-name="T1">24 <text:s text:c="4"/>- <text:s text:c="4"/>D <text:s text:c="4"/>D <text:s text:c="4"/>B <text:s text:c="4"/>C <text:s text:c="4"/>B</text:span></text:p>
            <text:p text:style-name="P1"><text:span text:style-name="T1"><text:s/></text:span><text:span text:style-name="T1">25 <text:s text:c="4"/>- <text:s text:c="4"/>- <text:s text:c="4"/>- <text:s text:c="4"/>C <text:s text:c="4"/>C <text:s text:c="4"/>A</text:span></text:p>
            <text:p text:style-name="P1"><text:span text:style-name="T1"/></text:p>
            <text:p text:style-name="P1"><text:span text:style-name="T1"><text:s/></text:span><text:span text:style-name="T1">26 <text:s text:c="4"/>- <text:s text:c="4"/>- <text:s text:c="4"/>- <text:s text:c="4"/>A <text:s text:c="4"/>E <text:s text:c="4"/>E</text:span></text:p>
            <text:p text:style-name="P1"><text:span text:style-name="T1"><text:s/></text:span><text:span text:style-name="T1">27 <text:s text:c="4"/>- <text:s text:c="4"/>- <text:s text:c="4"/>- <text:s text:c="4"/>B <text:s text:c="4"/>D <text:s text:c="4"/>C</text:span></text:p>
            <text:p text:style-name="P1"><text:span text:style-name="T1"><text:s/></text:span><text:span text:style-name="T1">28 <text:s text:c="4"/>- <text:s text:c="4"/>- <text:s text:c="4"/>- <text:s text:c="4"/>A <text:s text:c="4"/>A <text:s text:c="4"/>C</text:span></text:p>
            <text:p text:style-name="P1"><text:span text:style-name="T1"><text:s/></text:span><text:span text:style-name="T1">29 <text:s text:c="4"/>- <text:s text:c="4"/>- <text:s text:c="4"/>- <text:s text:c="4"/>C <text:s text:c="4"/>D <text:s text:c="4"/>D</text:span></text:p>
            <text:p text:style-name="P1"><text:span text:style-name="T1"><text:s/></text:span><text:span text:style-name="T1">30 <text:s text:c="4"/>- <text:s text:c="4"/>- <text:s text:c="4"/>- <text:s text:c="4"/>B <text:s text:c="4"/>C <text:s text:c="4"/>C</text:span></text:p>
            <text:p text:style-name="P1"><text:span text:style-name="T1"/></text:p>
            <text:p text:style-name="P1"><text:span text:style-name="T1"/></text:p>
            <text:p text:style-name="P1"><text:span text:style-name="T1">Full solutions (clickable links below)</text:span></text:p>
            <text:p text:style-name="P1"><text:span text:style-name="T1">--------------------------------------</text:span></text:p>
            <text:p text:style-name="P1"><text:span text:style-name="T1">L1: </text:span><text:span text:style-name="T1"><text:a xlink:href="https://youtu.be/YDU0U1Xv-ng">https://youtu.be/YDU0U1Xv-ng</text:a></text:span></text:p>
            <text:p text:style-name="P1"><text:span text:style-name="T1">L2: </text:span><text:span text:style-name="T2"><text:a xlink:href="https://youtu.be/5pG8NDer26Y">https://youtu.be/5pG8NDer26Y</text:a></text:span></text:p>
            <text:p text:style-name="P1"><text:span text:style-name="T2">L3: </text:span><text:span text:style-name="T2"><text:a xlink:href="https://youtu.be/b6Ih7mUmq_M">https://youtu.be/b6Ih7mUmq_M</text:a></text:span></text:p>
            <text:p text:style-name="P1"><text:span text:style-name="T2">L4: </text:span><text:span text:style-name="T2"><text:a xlink:href="https://youtu.be/UESEiSQ17nU">https://youtu.be/UESEiSQ17nU</text:a></text:span></text:p>
            <text:p text:style-name="P1"><text:span text:style-name="T2">L5: </text:span><text:span text:style-name="T2"><text:a xlink:href="https://youtu.be/dmjRYVjXwj4">https://youtu.be/dmjRYVjXwj4</text:a></text:span></text:p>
            <text:p text:style-name="P1"><text:span text:style-name="T2">L6: </text:span><text:span text:style-name="T1"><text:a xlink:href="https://youtu.be/x125NxCX3xw">https://youtu.be/x125NxCX3xw</text:a></text:span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748cm" svg:height="23.195cm" svg:x="0.991cm" svg:y="1.045cm">
          <draw:text-box>
            <text:p text:style-name="P5"><text:span text:style-name="T1">MK Year: 2021</text:span></text:p>
            <text:p text:style-name="P5"><text:span text:style-name="T1">---------------</text:span></text:p>
            <text:p text:style-name="P5"><text:span text:style-name="T1"><text:s text:c="2"/></text:span><text:span text:style-name="T1"># <text:s text:c="3"/>L1 <text:s text:c="3"/>L2 <text:s text:c="3"/>L3 <text:s text:c="3"/>L4 <text:s text:c="3"/>L5 <text:s text:c="3"/>L6</text:span></text:p>
            <text:p text:style-name="P5"><text:span text:style-name="T1"><text:s text:c="2"/></text:span><text:span text:style-name="T1">1 <text:s text:c="4"/>E <text:s text:c="4"/>C <text:s text:c="4"/>D <text:s text:c="4"/>A <text:s text:c="4"/>C <text:s text:c="4"/>E</text:span></text:p>
            <text:p text:style-name="P5"><text:span text:style-name="T1"><text:s text:c="2"/></text:span><text:span text:style-name="T1">2 <text:s text:c="4"/>B <text:s text:c="4"/>C <text:s text:c="4"/>A <text:s text:c="4"/>E <text:s text:c="4"/>B <text:s text:c="4"/>A</text:span></text:p>
            <text:p text:style-name="P5"><text:span text:style-name="T1"><text:s text:c="2"/></text:span><text:span text:style-name="T1">3 <text:s text:c="4"/>A <text:s text:c="4"/>B <text:s text:c="4"/>E <text:s text:c="4"/>D <text:s text:c="4"/>B <text:s text:c="4"/>D</text:span></text:p>
            <text:p text:style-name="P5"><text:span text:style-name="T1"><text:s text:c="2"/></text:span><text:span text:style-name="T1">4 <text:s text:c="4"/>D <text:s text:c="4"/>B <text:s text:c="4"/>D <text:s text:c="4"/>B <text:s text:c="4"/>B <text:s text:c="4"/>E</text:span></text:p>
            <text:p text:style-name="P5"><text:span text:style-name="T1"><text:s text:c="2"/></text:span><text:span text:style-name="T1">5 <text:s text:c="4"/>A <text:s text:c="4"/>E <text:s text:c="4"/>B <text:s text:c="4"/>A <text:s text:c="4"/>B <text:s text:c="4"/>A</text:span></text:p>
            <text:p text:style-name="P5"><text:span text:style-name="T1"/></text:p>
            <text:p text:style-name="P5"><text:span text:style-name="T1"><text:s text:c="2"/></text:span><text:span text:style-name="T1">6 <text:s text:c="4"/>D <text:s text:c="4"/>C <text:s text:c="4"/>C <text:s text:c="4"/>A <text:s text:c="4"/>C <text:s text:c="4"/>B</text:span></text:p>
            <text:p text:style-name="P5"><text:span text:style-name="T1"><text:s text:c="2"/></text:span><text:span text:style-name="T1">7 <text:s text:c="4"/>E <text:s text:c="4"/>D <text:s text:c="4"/>B <text:s text:c="4"/>B <text:s text:c="4"/>C <text:s text:c="4"/>E</text:span></text:p>
            <text:p text:style-name="P5"><text:span text:style-name="T1"><text:s text:c="2"/></text:span><text:span text:style-name="T1">8 <text:s text:c="4"/>B <text:s text:c="4"/>C <text:s text:c="4"/>E <text:s text:c="4"/>E <text:s text:c="4"/>C <text:s text:c="4"/>C</text:span></text:p>
            <text:p text:style-name="P5"><text:span text:style-name="T1"><text:s text:c="2"/></text:span><text:span text:style-name="T1">9 <text:s text:c="4"/>D <text:s text:c="4"/>A <text:s text:c="4"/>E <text:s text:c="4"/>B <text:s text:c="4"/>D <text:s text:c="4"/>C</text:span></text:p>
            <text:p text:style-name="P5"><text:span text:style-name="T1"><text:s/></text:span><text:span text:style-name="T1">10 <text:s text:c="4"/>D <text:s text:c="4"/>E <text:s text:c="4"/>D <text:s text:c="4"/>E <text:s text:c="4"/>E <text:s text:c="4"/>D</text:span></text:p>
            <text:p text:style-name="P5"><text:span text:style-name="T1"/></text:p>
            <text:p text:style-name="P5"><text:span text:style-name="T1"><text:s/></text:span><text:span text:style-name="T1">11 <text:s text:c="4"/>C <text:s text:c="4"/>E <text:s text:c="4"/>B <text:s text:c="4"/>D <text:s text:c="4"/>B <text:s text:c="4"/>D</text:span></text:p>
            <text:p text:style-name="P5"><text:span text:style-name="T1"><text:s/></text:span><text:span text:style-name="T1">12 <text:s text:c="4"/>D <text:s text:c="4"/>C <text:s text:c="4"/>B <text:s text:c="4"/>E <text:s text:c="4"/>C <text:s text:c="4"/>D</text:span></text:p>
            <text:p text:style-name="P5"><text:span text:style-name="T1"><text:s/></text:span><text:span text:style-name="T1">13 <text:s text:c="4"/>E <text:s text:c="4"/>C <text:s text:c="4"/>D <text:s text:c="4"/>C <text:s text:c="4"/>A <text:s text:c="4"/>D</text:span></text:p>
            <text:p text:style-name="P5"><text:span text:style-name="T1"><text:s/></text:span><text:span text:style-name="T1">14 <text:s text:c="4"/>A <text:s text:c="4"/>E <text:s text:c="4"/>B <text:s text:c="4"/>B <text:s text:c="4"/>A <text:s text:c="4"/>A</text:span></text:p>
            <text:p text:style-name="P5"><text:span text:style-name="T1"><text:s/></text:span><text:span text:style-name="T1">15 <text:s text:c="4"/>B <text:s text:c="4"/>D <text:s text:c="4"/>C <text:s text:c="4"/>D <text:s text:c="4"/>A <text:s text:c="4"/>C</text:span></text:p>
            <text:p text:style-name="P5"><text:span text:style-name="T1"/></text:p>
            <text:p text:style-name="P5"><text:span text:style-name="T1"><text:s/></text:span><text:span text:style-name="T1">16 <text:s text:c="4"/>D <text:s text:c="4"/>B <text:s text:c="4"/>A <text:s text:c="4"/>C <text:s text:c="4"/>E <text:s text:c="4"/>C</text:span></text:p>
            <text:p text:style-name="P5"><text:span text:style-name="T1"><text:s/></text:span><text:span text:style-name="T1">17 <text:s text:c="4"/>D <text:s text:c="4"/>D <text:s text:c="4"/>E <text:s text:c="4"/>B <text:s text:c="4"/>E <text:s text:c="4"/>B</text:span></text:p>
            <text:p text:style-name="P5"><text:span text:style-name="T1"><text:s/></text:span><text:span text:style-name="T1">18 <text:s text:c="4"/>A <text:s text:c="4"/>E <text:s text:c="4"/>C <text:s text:c="4"/>C <text:s text:c="4"/>C <text:s text:c="4"/>B</text:span></text:p>
            <text:p text:style-name="P5"><text:span text:style-name="T1"><text:s/></text:span><text:span text:style-name="T1">19 <text:s text:c="4"/>D <text:s text:c="4"/>D <text:s text:c="4"/>D <text:s text:c="4"/>E <text:s text:c="4"/>C <text:s text:c="4"/>E</text:span></text:p>
            <text:p text:style-name="P5"><text:span text:style-name="T1"><text:s/></text:span><text:span text:style-name="T1">20 <text:s text:c="4"/>C <text:s text:c="4"/>A <text:s text:c="4"/>B <text:s text:c="4"/>C <text:s text:c="4"/>E <text:s text:c="4"/>C</text:span></text:p>
            <text:p text:style-name="P5"><text:span text:style-name="T1"/></text:p>
            <text:p text:style-name="P5"><text:span text:style-name="T1"><text:s/></text:span><text:span text:style-name="T1">21 <text:s text:c="4"/>B <text:s text:c="4"/>D <text:s text:c="4"/>A <text:s text:c="4"/>E <text:s text:c="4"/>E <text:s text:c="4"/>E</text:span></text:p>
            <text:p text:style-name="P5"><text:span text:style-name="T1"><text:s/></text:span><text:span text:style-name="T1">22 <text:s text:c="4"/>C <text:s text:c="4"/>E <text:s text:c="4"/>B <text:s text:c="4"/>C <text:s text:c="4"/>B <text:s text:c="4"/>B</text:span></text:p>
            <text:p text:style-name="P5"><text:span text:style-name="T1"><text:s/></text:span><text:span text:style-name="T1">23 <text:s text:c="4"/>E <text:s text:c="4"/>D <text:s text:c="4"/>A <text:s text:c="4"/>D <text:s text:c="4"/>A <text:s text:c="4"/>E</text:span></text:p>
            <text:p text:style-name="P5"><text:span text:style-name="T1"><text:s/></text:span><text:span text:style-name="T1">24 <text:s text:c="4"/>C <text:s text:c="4"/>A <text:s text:c="4"/>C <text:s text:c="4"/>B <text:s text:c="4"/>E <text:s text:c="4"/>D</text:span></text:p>
            <text:p text:style-name="P5"><text:span text:style-name="T1"><text:s/></text:span><text:span text:style-name="T1">25 <text:s text:c="4"/>- <text:s text:c="4"/>- <text:s text:c="4"/>E <text:s text:c="4"/>B <text:s text:c="4"/>B <text:s text:c="4"/>B</text:span></text:p>
            <text:p text:style-name="P5"><text:span text:style-name="T1"/></text:p>
            <text:p text:style-name="P5"><text:span text:style-name="T1"><text:s/></text:span><text:span text:style-name="T1">26 <text:s text:c="4"/>- <text:s text:c="4"/>- <text:s text:c="4"/>C <text:s text:c="4"/>B <text:s text:c="4"/>D <text:s text:c="4"/>A</text:span></text:p>
            <text:p text:style-name="P5"><text:span text:style-name="T1"><text:s/></text:span><text:span text:style-name="T1">27 <text:s text:c="4"/>- <text:s text:c="4"/>- <text:s text:c="4"/>D <text:s text:c="4"/>C <text:s text:c="4"/>D <text:s text:c="4"/>A</text:span></text:p>
            <text:p text:style-name="P5"><text:span text:style-name="T1"><text:s/></text:span><text:span text:style-name="T1">28 <text:s text:c="4"/>- <text:s text:c="4"/>- <text:s text:c="4"/>B <text:s text:c="4"/>D <text:s text:c="4"/>D <text:s text:c="4"/>C</text:span></text:p>
            <text:p text:style-name="P5"><text:span text:style-name="T1"><text:s/></text:span><text:span text:style-name="T1">29 <text:s text:c="4"/>- <text:s text:c="4"/>- <text:s text:c="4"/>B <text:s text:c="4"/>A <text:s text:c="4"/>C <text:s text:c="4"/>B</text:span></text:p>
            <text:p text:style-name="P5"><text:span text:style-name="T1"><text:s/></text:span><text:span text:style-name="T1">30 <text:s text:c="4"/>- <text:s text:c="4"/>- <text:s text:c="4"/>E <text:s text:c="4"/>C <text:s text:c="4"/>D <text:s text:c="4"/>B</text:span></text:p>
            <text:p text:style-name="P1"><text:span text:style-name="T2"/></text:p>
            <text:p text:style-name="P1"><text:span text:style-name="T2"/></text:p>
            <text:p text:style-name="P1"><text:span text:style-name="T2">Full solutions (clickable links below)</text:span></text:p>
            <text:p text:style-name="P1"><text:span text:style-name="T2">--------------------------------------</text:span></text:p>
            <text:p text:style-name="P1"><text:span text:style-name="T2">L1: </text:span><text:span text:style-name="T2"><text:a xlink:href="https://youtu.be/_FfxJhtc2S0">https://youtu.be/_FfxJhtc2S0</text:a></text:span></text:p>
            <text:p text:style-name="P1"><text:span text:style-name="T2">L2: </text:span><text:span text:style-name="T2"><text:a xlink:href="https://youtu.be/hZgr0gadG5s">https://youtu.be/hZgr0gadG5s</text:a></text:span></text:p>
            <text:p text:style-name="P1"><text:span text:style-name="T2">L3: </text:span><text:span text:style-name="T2"><text:a xlink:href="https://youtu.be/P-2PMgdm9Hc">https://youtu.be/P-2PMgdm9Hc</text:a></text:span></text:p>
            <text:p text:style-name="P1"><text:span text:style-name="T2">L4: </text:span><text:span text:style-name="T2"><text:a xlink:href="https://youtu.be/BrksbzMZGXc">https://youtu.be/BrksbzMZGXc</text:a></text:span></text:p>
            <text:p text:style-name="P1"><text:span text:style-name="T2">L5: </text:span><text:span text:style-name="T2"><text:a xlink:href="https://youtu.be/LdkHa3vlmBQ">https://youtu.be/LdkHa3vlmBQ</text:a></text:span></text:p>
            <text:p text:style-name="P1"><text:span text:style-name="T2">L6: </text:span><text:span text:style-name="T2"><text:a xlink:href="https://youtu.be/3Pw_WJfZZ8k">https://youtu.be/3Pw_WJfZZ8k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5.748cm" svg:height="18.415cm" svg:x="0.991cm" svg:y="1.045cm">
          <draw:text-box>
            <text:p text:style-name="P5"><text:span text:style-name="T1">MK Year: 2020</text:span></text:p>
            <text:p text:style-name="P5"><text:span text:style-name="T1">---------------</text:span></text:p>
            <text:p text:style-name="P5"><text:span text:style-name="T1"><text:s text:c="2"/></text:span><text:span text:style-name="T1"># <text:s text:c="3"/>L1 <text:s text:c="3"/>L2 <text:s text:c="3"/>L3 <text:s text:c="3"/>L4 <text:s text:c="3"/>L5 <text:s text:c="3"/>L6</text:span></text:p>
            <text:p text:style-name="P5"><text:span text:style-name="T1"><text:s text:c="2"/></text:span><text:span text:style-name="T1">1 <text:s text:c="4"/>B <text:s text:c="4"/>A <text:s text:c="4"/>E <text:s text:c="4"/>E <text:s text:c="4"/>C <text:s text:c="4"/>C</text:span></text:p>
            <text:p text:style-name="P5"><text:span text:style-name="T1"><text:s text:c="2"/></text:span><text:span text:style-name="T1">2 <text:s text:c="4"/>C <text:s text:c="4"/>D <text:s text:c="4"/>C <text:s text:c="4"/>B <text:s text:c="4"/>D <text:s text:c="4"/>A</text:span></text:p>
            <text:p text:style-name="P5"><text:span text:style-name="T1"><text:s text:c="2"/></text:span><text:span text:style-name="T1">3 <text:s text:c="4"/>E <text:s text:c="4"/>C <text:s text:c="4"/>D <text:s text:c="4"/>C <text:s text:c="4"/>B <text:s text:c="4"/>E</text:span></text:p>
            <text:p text:style-name="P5"><text:span text:style-name="T1"><text:s text:c="2"/></text:span><text:span text:style-name="T1">4 <text:s text:c="4"/>C <text:s text:c="4"/>C <text:s text:c="4"/>C <text:s text:c="4"/>B <text:s text:c="4"/>B <text:s text:c="4"/>B</text:span></text:p>
            <text:p text:style-name="P5"><text:span text:style-name="T1"><text:s text:c="2"/></text:span><text:span text:style-name="T1">5 <text:s text:c="4"/>A <text:s text:c="4"/>E <text:s text:c="4"/>D <text:s text:c="4"/>E <text:s text:c="4"/>D <text:s text:c="4"/>D</text:span></text:p>
            <text:p text:style-name="P5"><text:span text:style-name="T1"/></text:p>
            <text:p text:style-name="P5"><text:span text:style-name="T1"><text:s text:c="2"/></text:span><text:span text:style-name="T1">6 <text:s text:c="4"/>C <text:s text:c="4"/>D <text:s text:c="4"/>C <text:s text:c="4"/>D <text:s text:c="4"/>B <text:s text:c="4"/>D</text:span></text:p>
            <text:p text:style-name="P5"><text:span text:style-name="T1"><text:s text:c="2"/></text:span><text:span text:style-name="T1">7 <text:s text:c="4"/>B <text:s text:c="4"/>C <text:s text:c="4"/>B <text:s text:c="4"/>B <text:s text:c="4"/>E <text:s text:c="4"/>E</text:span></text:p>
            <text:p text:style-name="P5"><text:span text:style-name="T1"><text:s text:c="2"/></text:span><text:span text:style-name="T1">8 <text:s text:c="4"/>D <text:s text:c="4"/>B <text:s text:c="4"/>E <text:s text:c="4"/>B <text:s text:c="4"/>E <text:s text:c="4"/>C</text:span></text:p>
            <text:p text:style-name="P5"><text:span text:style-name="T1"><text:s text:c="2"/></text:span><text:span text:style-name="T1">9 <text:s text:c="4"/>E <text:s text:c="4"/>B <text:s text:c="4"/>A <text:s text:c="4"/>C <text:s text:c="4"/>D <text:s text:c="4"/>E</text:span></text:p>
            <text:p text:style-name="P5"><text:span text:style-name="T1"><text:s/></text:span><text:span text:style-name="T1">10 <text:s text:c="4"/>D <text:s text:c="4"/>E <text:s text:c="4"/>B <text:s text:c="4"/>E <text:s text:c="4"/>E <text:s text:c="4"/>D</text:span></text:p>
            <text:p text:style-name="P5"><text:span text:style-name="T1"/></text:p>
            <text:p text:style-name="P5"><text:span text:style-name="T1"><text:s/></text:span><text:span text:style-name="T1">11 <text:s text:c="4"/>A <text:s text:c="4"/>E <text:s text:c="4"/>E <text:s text:c="4"/>D <text:s text:c="4"/>A <text:s text:c="4"/>B</text:span></text:p>
            <text:p text:style-name="P5"><text:span text:style-name="T1"><text:s/></text:span><text:span text:style-name="T1">12 <text:s text:c="4"/>D <text:s text:c="4"/>B <text:s text:c="4"/>D <text:s text:c="4"/>C <text:s text:c="4"/>C <text:s text:c="4"/>C</text:span></text:p>
            <text:p text:style-name="P5"><text:span text:style-name="T1"><text:s/></text:span><text:span text:style-name="T1">13 <text:s text:c="4"/>B <text:s text:c="4"/>A <text:s text:c="4"/>A <text:s text:c="4"/>C <text:s text:c="4"/>D <text:s text:c="4"/>C</text:span></text:p>
            <text:p text:style-name="P5"><text:span text:style-name="T1"><text:s/></text:span><text:span text:style-name="T1">14 <text:s text:c="4"/>B <text:s text:c="4"/>A <text:s text:c="4"/>A <text:s text:c="4"/>A <text:s text:c="4"/>D <text:s text:c="4"/>C</text:span></text:p>
            <text:p text:style-name="P5"><text:span text:style-name="T1"><text:s/></text:span><text:span text:style-name="T1">15 <text:s text:c="4"/>D <text:s text:c="4"/>B <text:s text:c="4"/>A <text:s text:c="4"/>C <text:s text:c="4"/>A <text:s text:c="4"/>E</text:span></text:p>
            <text:p text:style-name="P5"><text:span text:style-name="T1"/></text:p>
            <text:p text:style-name="P5"><text:span text:style-name="T1"><text:s/></text:span><text:span text:style-name="T1">16 <text:s text:c="4"/>E <text:s text:c="4"/>E <text:s text:c="4"/>D <text:s text:c="4"/>E <text:s text:c="4"/>D <text:s text:c="4"/>B</text:span></text:p>
            <text:p text:style-name="P5"><text:span text:style-name="T1"><text:s/></text:span><text:span text:style-name="T1">17 <text:s text:c="4"/>E <text:s text:c="4"/>D <text:s text:c="4"/>B <text:s text:c="4"/>D <text:s text:c="4"/>E <text:s text:c="4"/>B</text:span></text:p>
            <text:p text:style-name="P5"><text:span text:style-name="T1"><text:s/></text:span><text:span text:style-name="T1">18 <text:s text:c="4"/>A <text:s text:c="4"/>A <text:s text:c="4"/>E <text:s text:c="4"/>D <text:s text:c="4"/>A <text:s text:c="4"/>D</text:span></text:p>
            <text:p text:style-name="P5"><text:span text:style-name="T1"><text:s/></text:span><text:span text:style-name="T1">19 <text:s text:c="4"/>D <text:s text:c="4"/>D <text:s text:c="4"/>D <text:s text:c="4"/>E <text:s text:c="4"/>B <text:s text:c="4"/>C</text:span></text:p>
            <text:p text:style-name="P5"><text:span text:style-name="T1"><text:s/></text:span><text:span text:style-name="T1">20 <text:s text:c="4"/>A <text:s text:c="4"/>E <text:s text:c="4"/>A <text:s text:c="4"/>A <text:s text:c="4"/>D <text:s text:c="4"/>A</text:span></text:p>
            <text:p text:style-name="P5"><text:span text:style-name="T1"/></text:p>
            <text:p text:style-name="P5"><text:span text:style-name="T1"><text:s/></text:span><text:span text:style-name="T1">21 <text:s text:c="4"/>E <text:s text:c="4"/>C <text:s text:c="4"/>C <text:s text:c="4"/>E <text:s text:c="4"/>A <text:s text:c="4"/>A</text:span></text:p>
            <text:p text:style-name="P5"><text:span text:style-name="T1"><text:s/></text:span><text:span text:style-name="T1">22 <text:s text:c="4"/>E <text:s text:c="4"/>D <text:s text:c="4"/>B <text:s text:c="4"/>D <text:s text:c="4"/>A <text:s text:c="4"/>A</text:span></text:p>
            <text:p text:style-name="P5"><text:span text:style-name="T1"><text:s/></text:span><text:span text:style-name="T1">23 <text:s text:c="4"/>C <text:s text:c="4"/>C <text:s text:c="4"/>C <text:s text:c="4"/>D <text:s text:c="4"/>E <text:s text:c="4"/>B</text:span></text:p>
            <text:p text:style-name="P5"><text:span text:style-name="T1"><text:s/></text:span><text:span text:style-name="T1">24 <text:s text:c="4"/>B <text:s text:c="4"/>E <text:s text:c="4"/>D <text:s text:c="4"/>A <text:s text:c="4"/>C <text:s text:c="4"/>B</text:span></text:p>
            <text:p text:style-name="P5"><text:span text:style-name="T1"><text:s/></text:span><text:span text:style-name="T1">25 <text:s text:c="4"/>- <text:s text:c="4"/>- <text:s text:c="4"/>E <text:s text:c="4"/>D <text:s text:c="4"/>E <text:s text:c="4"/>C</text:span></text:p>
            <text:p text:style-name="P5"><text:span text:style-name="T1"/></text:p>
            <text:p text:style-name="P5"><text:span text:style-name="T1"><text:s/></text:span><text:span text:style-name="T1">26 <text:s text:c="4"/>- <text:s text:c="4"/>- <text:s text:c="4"/>C <text:s text:c="4"/>B <text:s text:c="4"/>E <text:s text:c="4"/>D</text:span></text:p>
            <text:p text:style-name="P5"><text:span text:style-name="T1"><text:s/></text:span><text:span text:style-name="T1">27 <text:s text:c="4"/>- <text:s text:c="4"/>- <text:s text:c="4"/>A <text:s text:c="4"/>B <text:s text:c="4"/>B <text:s text:c="4"/>A</text:span></text:p>
            <text:p text:style-name="P5"><text:span text:style-name="T1"><text:s/></text:span><text:span text:style-name="T1">28 <text:s text:c="4"/>- <text:s text:c="4"/>- <text:s text:c="4"/>B <text:s text:c="4"/>C <text:s text:c="4"/>C <text:s text:c="4"/>B</text:span></text:p>
            <text:p text:style-name="P5"><text:span text:style-name="T1"><text:s/></text:span><text:span text:style-name="T1">29 <text:s text:c="4"/>- <text:s text:c="4"/>- <text:s text:c="4"/>C <text:s text:c="4"/>B <text:s text:c="4"/>D <text:s text:c="4"/>D</text:span></text:p>
            <text:p text:style-name="P6"><text:span text:style-name="T1"><text:s/></text:span><text:span text:style-name="T1">30 <text:s text:c="4"/>- <text:s text:c="4"/>- <text:s text:c="4"/>C <text:s text:c="4"/>A <text:s text:c="4"/>E <text:s text:c="4"/>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7cm" fo:text-indent="0cm"/>
      <style:text-properties style:use-window-font-color="true" style:text-outline="false" style:text-line-through-style="none" fo:font-family="Arial" style:font-family-generic="roman" style:font-pitch="variable" fo:font-size="38.9000015258789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85cm" fo:text-indent="0cm"/>
      <style:text-properties fo:font-size="3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64cm" fo:text-indent="0cm"/>
      <style:text-properties fo:font-size="29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42cm" fo:text-indent="0cm"/>
      <style:text-properties fo:font-size="24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1.422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solid" draw:fill-color="#edff8f" draw:opacity="50%" draw:textarea-vertical-align="middle" draw:auto-grow-height="false" fo:min-height="0cm" fo:min-width="0cm" draw:shadow-opacity="50%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cc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8.382cm" svg:height="1.016cm" svg:x="6.604cm" svg:y="25.37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17.646cm" svg:height="4.262cm" svg:x="1.971cm" svg:y="2.008cm" presentation:class="title" presentation:placeholder="true">
        <draw:text-box/>
      </draw:frame>
      <draw:frame presentation:style-name="Default-outline1" draw:layer="backgroundobjects" svg:width="17.646cm" svg:height="16.847cm" svg:x="1.971cm" svg:y="6.964cm" presentation:class="outline" presentation:placeholder="true">
        <draw:text-box/>
      </draw:frame>
      <draw:frame presentation:style-name="Mpr2" draw:text-style-name="MP1" draw:layer="backgroundobjects" svg:width="4.568cm" svg:height="1.76cm" svg:x="1.971cm" svg:y="24.2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7.773cm" svg:height="0.875cm" svg:x="6.909cm" svg:y="25.646cm" presentation:class="footer">
        <draw:text-box>
          <text:p text:style-name="MP4"><text:span text:style-name="MT1">Practice online @ </text:span><text:span text:style-name="MT1"><text:a xlink:href="https://boo9.com/">https://boo9.com/</text:a></text:span></text:p>
        </draw:text-box>
      </draw:frame>
      <draw:frame presentation:style-name="Mpr2" draw:text-style-name="MP2" draw:layer="backgroundobjects" svg:width="4.568cm" svg:height="1.76cm" svg:x="15.049cm" svg:y="25.9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keswar Naik</meta:initial-creator>
    <meta:creation-date>2024-05-04T12:05:34</meta:creation-date>
    <meta:editing-duration>PT20H17M16S</meta:editing-duration>
    <meta:editing-cycles>30</meta:editing-cycles>
    <dc:date>2024-05-05T16:50:26</dc:date>
    <dc:creator>Tikeswar Naik</dc:creator>
    <meta:generator>OpenOffice/4.1.14$Unix OpenOffice.org_project/4114m1$Build-9811</meta:generator>
    <meta:document-statistic meta:object-count="34"/>
  </office:meta>
</office:document-meta>
</file>